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25.7cm" table:align="margins" style:may-break-between-rows="false"/>
    </style:style>
    <style:style style:name="Tableau14.A" style:family="table-column">
      <style:table-column-properties style:column-width="25.7cm" style:rel-column-width="65535*"/>
    </style:style>
    <style:style style:name="Tableau14.1" style:family="table-row">
      <style:table-row-properties style:min-row-height="0.9cm"/>
    </style:style>
    <style:style style:name="Tableau1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97cm" fo:border="0.05pt solid #000000"/>
    </style:style>
    <style:style style:name="Tableau10" style:family="table">
      <style:table-properties style:width="25.7cm" table:align="margins" style:may-break-between-rows="false"/>
    </style:style>
    <style:style style:name="Tableau10.A" style:family="table-column">
      <style:table-column-properties style:column-width="4.808cm" style:rel-column-width="12261*"/>
    </style:style>
    <style:style style:name="Tableau10.B" style:family="table-column">
      <style:table-column-properties style:column-width="3.697cm" style:rel-column-width="9427*"/>
    </style:style>
    <style:style style:name="Tableau10.C" style:family="table-column">
      <style:table-column-properties style:column-width="3.5cm" style:rel-column-width="8923*"/>
    </style:style>
    <style:style style:name="Tableau10.D" style:family="table-column">
      <style:table-column-properties style:column-width="13.695cm" style:rel-column-width="34924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97cm" fo:border="0.05pt solid #000000"/>
    </style:style>
    <style:style style:name="Tableau5" style:family="table">
      <style:table-properties style:width="25.689cm" table:align="left" style:may-break-between-rows="false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4.21cm"/>
    </style:style>
    <style:style style:name="Tableau5.C" style:family="table-column">
      <style:table-column-properties style:column-width="3.198cm"/>
    </style:style>
    <style:style style:name="Tableau5.D" style:family="table-column">
      <style:table-column-properties style:column-width="16.38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1" style:family="table">
      <style:table-properties style:width="25.7cm" table:align="margins" style:may-break-between-rows="false"/>
    </style:style>
    <style:style style:name="Tableau1.A" style:family="table-column">
      <style:table-column-properties style:column-width="1.203cm" style:rel-column-width="3067*"/>
    </style:style>
    <style:style style:name="Tableau1.B" style:family="table-column">
      <style:table-column-properties style:column-width="3.203cm" style:rel-column-width="8168*"/>
    </style:style>
    <style:style style:name="Tableau1.C" style:family="table-column">
      <style:table-column-properties style:column-width="3.399cm" style:rel-column-width="8667*"/>
    </style:style>
    <style:style style:name="Tableau1.D" style:family="table-column">
      <style:table-column-properties style:column-width="10.001cm" style:rel-column-width="25503*"/>
    </style:style>
    <style:style style:name="Tableau1.E" style:family="table-column">
      <style:table-column-properties style:column-width="4.634cm" style:rel-column-width="11816*"/>
    </style:style>
    <style:style style:name="Tableau1.F" style:family="table-column">
      <style:table-column-properties style:column-width="3.26cm" style:rel-column-width="8314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89cm" table:align="left" style:may-break-between-rows="false"/>
    </style:style>
    <style:style style:name="Tableau2.A" style:family="table-column">
      <style:table-column-properties style:column-width="3.503cm"/>
    </style:style>
    <style:style style:name="Tableau2.B" style:family="table-column">
      <style:table-column-properties style:column-width="3.193cm"/>
    </style:style>
    <style:style style:name="Tableau2.C" style:family="table-column">
      <style:table-column-properties style:column-width="4.498cm"/>
    </style:style>
    <style:style style:name="Tableau2.D" style:family="table-column">
      <style:table-column-properties style:column-width="3.574cm"/>
    </style:style>
    <style:style style:name="Tableau2.E" style:family="table-column">
      <style:table-column-properties style:column-width="5.533cm"/>
    </style:style>
    <style:style style:name="Tableau2.F" style:family="table-column">
      <style:table-column-properties style:column-width="2.693cm"/>
    </style:style>
    <style:style style:name="Tableau2.G" style:family="table-column">
      <style:table-column-properties style:column-width="2.695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46cm" fo:keep-together="always"/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5.663cm" table:align="right"/>
    </style:style>
    <style:style style:name="Tableau15.A" style:family="table-column">
      <style:table-column-properties style:column-width="4.803cm"/>
    </style:style>
    <style:style style:name="Tableau15.B" style:family="table-column">
      <style:table-column-properties style:column-width="3.307cm"/>
    </style:style>
    <style:style style:name="Tableau15.C" style:family="table-column">
      <style:table-column-properties style:column-width="4.286cm"/>
    </style:style>
    <style:style style:name="Tableau15.D" style:family="table-column">
      <style:table-column-properties style:column-width="4.339cm"/>
    </style:style>
    <style:style style:name="Tableau15.E" style:family="table-column">
      <style:table-column-properties style:column-width="4.087cm"/>
    </style:style>
    <style:style style:name="Tableau15.F" style:family="table-column">
      <style:table-column-properties style:column-width="4.84cm"/>
    </style:style>
    <style:style style:name="Tableau1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2.321cm"/>
    </style:style>
    <style:style style:name="Tableau15.10" style:family="table-row">
      <style:table-row-properties style:min-row-height="2.094cm"/>
    </style:style>
    <style:style style:name="Tableau16" style:family="table">
      <style:table-properties style:width="25.689cm" table:align="left"/>
    </style:style>
    <style:style style:name="Tableau16.A" style:family="table-column">
      <style:table-column-properties style:column-width="4.681cm"/>
    </style:style>
    <style:style style:name="Tableau16.B" style:family="table-column">
      <style:table-column-properties style:column-width="2.822cm"/>
    </style:style>
    <style:style style:name="Tableau16.C" style:family="table-column">
      <style:table-column-properties style:column-width="3.503cm"/>
    </style:style>
    <style:style style:name="Tableau16.D" style:family="table-column">
      <style:table-column-properties style:column-width="3.671cm"/>
    </style:style>
    <style:style style:name="Tableau16.E" style:family="table-column">
      <style:table-column-properties style:column-width="3.627cm"/>
    </style:style>
    <style:style style:name="Tableau16.F" style:family="table-column">
      <style:table-column-properties style:column-width="4.001cm"/>
    </style:style>
    <style:style style:name="Tableau16.G" style:family="table-column">
      <style:table-column-properties style:column-width="3.385cm"/>
    </style:style>
    <style:style style:name="Tableau16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526cm"/>
    </style:style>
    <style:style style:name="Tableau16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97cm" fo:border="0.05pt solid #000000"/>
    </style:style>
    <style:style style:name="Tableau16.A8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25.7cm" table:align="margins" style:may-break-between-rows="false"/>
    </style:style>
    <style:style style:name="Tableau3.A" style:family="table-column">
      <style:table-column-properties style:column-width="1.715cm" style:rel-column-width="4371*"/>
    </style:style>
    <style:style style:name="Tableau3.B" style:family="table-column">
      <style:table-column-properties style:column-width="2.09cm" style:rel-column-width="5330*"/>
    </style:style>
    <style:style style:name="Tableau3.C" style:family="table-column">
      <style:table-column-properties style:column-width="1.115cm" style:rel-column-width="2842*"/>
    </style:style>
    <style:style style:name="Tableau3.D" style:family="table-column">
      <style:table-column-properties style:column-width="2.113cm" style:rel-column-width="5388*"/>
    </style:style>
    <style:style style:name="Tableau3.E" style:family="table-column">
      <style:table-column-properties style:column-width="3.736cm" style:rel-column-width="9526*"/>
    </style:style>
    <style:style style:name="Tableau3.F" style:family="table-column">
      <style:table-column-properties style:column-width="3.831cm" style:rel-column-width="9769*"/>
    </style:style>
    <style:style style:name="Tableau3.G" style:family="table-column">
      <style:table-column-properties style:column-width="2.355cm" style:rel-column-width="6004*"/>
    </style:style>
    <style:style style:name="Tableau3.H" style:family="table-column">
      <style:table-column-properties style:column-width="2.353cm" style:rel-column-width="6000*"/>
    </style:style>
    <style:style style:name="Tableau3.I" style:family="table-column">
      <style:table-column-properties style:column-width="6.394cm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123cm" fo:keep-together="always"/>
    </style:style>
    <style:style style:name="Tableau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may-break-between-rows="false"/>
    </style:style>
    <style:style style:name="Tableau4.A" style:family="table-column">
      <style:table-column-properties style:column-width="1.205cm" style:rel-column-width="3072*"/>
    </style:style>
    <style:style style:name="Tableau4.B" style:family="table-column">
      <style:table-column-properties style:column-width="3.796cm" style:rel-column-width="9679*"/>
    </style:style>
    <style:style style:name="Tableau4.C" style:family="table-column">
      <style:table-column-properties style:column-width="4.195cm" style:rel-column-width="10696*"/>
    </style:style>
    <style:style style:name="Tableau4.D" style:family="table-column">
      <style:table-column-properties style:column-width="2.499cm" style:rel-column-width="6373*"/>
    </style:style>
    <style:style style:name="Tableau4.E" style:family="table-column">
      <style:table-column-properties style:column-width="1.979cm" style:rel-column-width="5046*"/>
    </style:style>
    <style:style style:name="Tableau4.F" style:family="table-column">
      <style:table-column-properties style:column-width="0.734cm" style:rel-column-width="1871*"/>
    </style:style>
    <style:style style:name="Tableau4.G" style:family="table-column">
      <style:table-column-properties style:column-width="2.487cm" style:rel-column-width="6342*"/>
    </style:style>
    <style:style style:name="Tableau4.H" style:family="table-column">
      <style:table-column-properties style:column-width="2.302cm" style:rel-column-width="5869*"/>
    </style:style>
    <style:style style:name="Tableau4.I" style:family="table-column">
      <style:table-column-properties style:column-width="6.505cm" style:rel-column-width="16587*"/>
    </style:style>
    <style:style style:name="Tableau4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cm" table:align="margins" style:may-break-between-rows="false"/>
    </style:style>
    <style:style style:name="Tableau6.A" style:family="table-column">
      <style:table-column-properties style:column-width="18.452cm" style:rel-column-width="47053*"/>
    </style:style>
    <style:style style:name="Tableau6.B" style:family="table-column">
      <style:table-column-properties style:column-width="7.248cm" style:rel-column-width="18482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may-break-between-rows="false"/>
    </style:style>
    <style:style style:name="Tableau7.A" style:family="table-column">
      <style:table-column-properties style:column-width="4.974cm" style:rel-column-width="12684*"/>
    </style:style>
    <style:style style:name="Tableau7.B" style:family="table-column">
      <style:table-column-properties style:column-width="1.903cm" style:rel-column-width="4853*"/>
    </style:style>
    <style:style style:name="Tableau7.C" style:family="table-column">
      <style:table-column-properties style:column-width="8.017cm" style:rel-column-width="20442*"/>
    </style:style>
    <style:style style:name="Tableau7.D" style:family="table-column">
      <style:table-column-properties style:column-width="10.806cm" style:rel-column-width="27556*"/>
    </style:style>
    <style:style style:name="Tableau7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5.7cm" table:align="margins" style:may-break-between-rows="false"/>
    </style:style>
    <style:style style:name="Tableau8.A" style:family="table-column">
      <style:table-column-properties style:column-width="5.98cm" style:rel-column-width="15247*"/>
    </style:style>
    <style:style style:name="Tableau8.B" style:family="table-column">
      <style:table-column-properties style:column-width="19.72cm" style:rel-column-width="50288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25.7cm" table:align="margins" style:may-break-between-rows="false"/>
    </style:style>
    <style:style style:name="Tableau12.A" style:family="table-column">
      <style:table-column-properties style:column-width="4.69cm" style:rel-column-width="11960*"/>
    </style:style>
    <style:style style:name="Tableau12.B" style:family="table-column">
      <style:table-column-properties style:column-width="4.306cm" style:rel-column-width="10979*"/>
    </style:style>
    <style:style style:name="Tableau12.C" style:family="table-column">
      <style:table-column-properties style:column-width="4.313cm" style:rel-column-width="10997*"/>
    </style:style>
    <style:style style:name="Tableau12.D" style:family="table-column">
      <style:table-column-properties style:column-width="4.18cm" style:rel-column-width="10660*"/>
    </style:style>
    <style:style style:name="Tableau12.E" style:family="table-column">
      <style:table-column-properties style:column-width="4.207cm" style:rel-column-width="10727*"/>
    </style:style>
    <style:style style:name="Tableau12.F" style:family="table-column">
      <style:table-column-properties style:column-width="4.004cm" style:rel-column-width="10212*"/>
    </style:style>
    <style:style style:name="Tableau1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97cm" fo:border-left="0.05pt solid #000000" fo:border-right="none" fo:border-top="none" fo:border-bottom="0.05pt solid #000000"/>
    </style:style>
    <style:style style:name="Tableau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25.7cm" table:align="margins" style:may-break-between-rows="false"/>
    </style:style>
    <style:style style:name="Tableau11.A" style:family="table-column">
      <style:table-column-properties style:column-width="6.424cm" style:rel-column-width="16383*"/>
    </style:style>
    <style:style style:name="Tableau11.B" style:family="table-column">
      <style:table-column-properties style:column-width="0.376cm" style:rel-column-width="960*"/>
    </style:style>
    <style:style style:name="Tableau11.C" style:family="table-column">
      <style:table-column-properties style:column-width="6.048cm" style:rel-column-width="15423*"/>
    </style:style>
    <style:style style:name="Tableau11.E" style:family="table-column">
      <style:table-column-properties style:column-width="6.426cm" style:rel-column-width="16386*"/>
    </style:style>
    <style:style style:name="Tableau11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none" fo:border-top="none" fo:border-bottom="0.05pt solid #000000"/>
    </style:style>
    <style:style style:name="Tableau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34d9f7b" officeooo:paragraph-rsid="033ba49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34d9f7b" officeooo:paragraph-rsid="034d9f7b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32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3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34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entury Gothic" fo:font-size="11pt" fo:font-weight="bold" officeooo:rsid="034d9f7b" officeooo:paragraph-rsid="034d9f7b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24.395cm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a0319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a57454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a65182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d9f7b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ee656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4e1f0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44ccc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4f04a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aad71b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afabad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50dbe6" fo:background-color="transparent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a901e5" fo:background-color="transparent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aad71b" fo:background-color="transparent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28813f8" style:font-size-asian="5.25pt" style:font-size-complex="6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18f2ee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4" style:family="paragraph" style:parent-style-name="Table_20_Contents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1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1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2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2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8e7ecd" fo:background-color="transparent" style:font-size-asian="8pt" style:font-weight-asian="normal" style:font-size-complex="8pt" style:font-weight-complex="normal"/>
    </style:style>
    <style:style style:name="P122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a23047" fo:background-color="transparent" style:font-size-asian="8pt" style:font-weight-asian="normal" style:font-size-complex="8pt" style:font-weight-complex="normal"/>
    </style:style>
    <style:style style:name="P12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60edd" fo:background-color="transparent" style:font-size-asian="8pt" style:font-weight-asian="normal" style:font-size-complex="8pt" style:font-weight-complex="normal"/>
    </style:style>
    <style:style style:name="P124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2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27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81ea67" fo:background-color="transparent" style:font-size-asian="8pt" style:font-weight-asian="normal" style:font-size-complex="8pt" style:font-weight-complex="normal"/>
    </style:style>
    <style:style style:name="P128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a2c753" fo:background-color="transparent" style:font-size-asian="8pt" style:font-weight-asian="normal" style:font-size-complex="8pt" style:font-weight-complex="normal"/>
    </style:style>
    <style:style style:name="P129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3a2c753" fo:background-color="transparent" style:font-size-asian="8pt" style:font-weight-asian="normal" style:font-size-complex="8pt" style:font-weight-complex="normal"/>
    </style:style>
    <style:style style:name="P130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31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32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33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4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5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34d9f7b" officeooo:paragraph-rsid="034d9f7b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34d9f7b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34d9f7b" officeooo:paragraph-rsid="034d9f7b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style:font-name="Century Gothic" fo:font-size="8pt" officeooo:paragraph-rsid="02335515" style:font-size-asian="8pt" style:font-size-complex="8pt"/>
    </style:style>
    <style:style style:name="P149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50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51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52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53" style:family="paragraph" style:parent-style-name="Table_20_Contents">
      <style:paragraph-properties fo:text-align="center" style:justify-single-word="false"/>
      <style:text-properties style:font-name="Century Gothic" fo:font-size="8pt" officeooo:rsid="034d9f7b" officeooo:paragraph-rsid="034d9f7b" style:font-size-asian="8pt" style:font-size-complex="8pt"/>
    </style:style>
    <style:style style:name="P154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55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34d9f7b" officeooo:paragraph-rsid="034d9f7b" fo:background-color="transparent" style:font-size-asian="8pt" style:font-style-asian="italic" style:font-weight-asian="bold" style:font-size-complex="8pt" style:font-style-complex="italic" style:font-weight-complex="bold"/>
    </style:style>
    <style:style style:name="P156" style:family="paragraph" style:parent-style-name="Table_20_Contents">
      <style:text-properties style:font-name="Century Gothic" fo:font-size="8pt" fo:font-style="italic" fo:font-weight="bold" officeooo:rsid="034d9f7b" officeooo:paragraph-rsid="034d9f7b" fo:background-color="transparent" style:font-size-asian="8pt" style:font-style-asian="italic" style:font-weight-asian="bold" style:font-size-complex="8pt" style:font-style-complex="italic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1e3f5cf" officeooo:paragraph-rsid="034ee656" fo:background-color="transparent" style:font-size-asian="8pt" style:font-style-asian="italic" style:font-weight-asian="bold" style:font-size-complex="8pt" style:font-style-complex="italic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4d9f7b" officeooo:paragraph-rsid="034d9f7b" style:font-size-asian="8pt" style:font-style-asian="italic" style:font-weight-asian="normal" style:font-size-complex="8pt" style:font-style-complex="italic" style:font-weight-complex="normal"/>
    </style:style>
    <style:style style:name="P160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61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70" style:family="paragraph" style:parent-style-name="Table_20_Contents">
      <style:paragraph-properties fo:text-align="justify" style:justify-single-word="false">
        <style:tab-stops>
          <style:tab-stop style:position="4.5cm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34ee656" officeooo:paragraph-rsid="034ee656" style:font-size-asian="7.84999990463257pt" style:font-weight-asian="bold" style:font-size-complex="9pt" style:font-weight-complex="bold"/>
    </style:style>
    <style:style style:name="P173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74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officeooo:rsid="00418da5" officeooo:paragraph-rsid="034d2de2" style:font-size-asian="9pt" style:font-size-complex="9pt"/>
    </style:style>
    <style:style style:name="P175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76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34d9f7b" officeooo:paragraph-rsid="034d9f7b" fo:background-color="transparent" style:font-size-asian="9pt" style:font-weight-asian="normal" style:font-size-complex="9pt" style:font-weight-complex="normal"/>
    </style:style>
    <style:style style:name="P177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bold" officeooo:rsid="00471d9c" officeooo:paragraph-rsid="034d9f7b" fo:background-color="transparent" style:font-size-asian="9pt" style:font-weight-asian="bold" style:font-size-complex="9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34d9f7b" officeooo:paragraph-rsid="034d9f7b" style:font-size-asian="11pt" style:font-weight-asian="bold" style:font-size-complex="11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34d9f7b" officeooo:paragraph-rsid="034d9f7b" style:font-size-asian="10pt" style:font-weight-asian="bold" style:font-size-complex="10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34d9f7b" officeooo:paragraph-rsid="034d9f7b" fo:background-color="transparent" style:font-size-asian="10pt" style:font-weight-asian="bold" style:font-size-complex="10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Century Gothic" fo:font-size="10pt" fo:font-weight="bold" officeooo:rsid="034d9f7b" officeooo:paragraph-rsid="034d9f7b" fo:background-color="transparent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86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P187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aff128" style:font-size-asian="8pt" style:font-size-complex="8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34d9f7b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4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34d2de2"/>
    </style:style>
    <style:style style:name="T7" style:family="text">
      <style:text-properties officeooo:rsid="016a9d57"/>
    </style:style>
    <style:style style:name="T8" style:family="text">
      <style:text-properties officeooo:rsid="014b4760"/>
    </style:style>
    <style:style style:name="T9" style:family="text">
      <style:text-properties officeooo:rsid="00855fd7"/>
    </style:style>
    <style:style style:name="T10" style:family="text">
      <style:text-properties officeooo:rsid="01abe46d"/>
    </style:style>
    <style:style style:name="T11" style:family="text">
      <style:text-properties officeooo:rsid="0062b7e6"/>
    </style:style>
    <style:style style:name="T12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3" style:family="text">
      <style:text-properties style:text-underline-style="none" officeooo:rsid="00471d9c" fo:background-color="transparent" loext:char-shading-value="0" style:font-size-asian="7.84999990463257pt"/>
    </style:style>
    <style:style style:name="T14" style:family="text">
      <style:text-properties style:font-size-asian="9pt"/>
    </style:style>
    <style:style style:name="T15" style:family="text">
      <style:text-properties officeooo:rsid="01e5a53f"/>
    </style:style>
    <style:style style:name="T16" style:family="text">
      <style:text-properties officeooo:rsid="00489114"/>
    </style:style>
    <style:style style:name="T17" style:family="text">
      <style:text-properties officeooo:rsid="004a7da7"/>
    </style:style>
    <style:style style:name="T18" style:family="text">
      <style:text-properties officeooo:rsid="00461090"/>
    </style:style>
    <style:style style:name="T19" style:family="text">
      <style:text-properties officeooo:rsid="00549a6a"/>
    </style:style>
    <style:style style:name="T20" style:family="text">
      <style:text-properties fo:font-size="9pt" officeooo:rsid="00549a6a" style:font-size-asian="9pt" style:font-size-complex="9pt"/>
    </style:style>
    <style:style style:name="T21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22" style:family="text">
      <style:text-properties officeooo:rsid="0295c65b"/>
    </style:style>
    <style:style style:name="T23" style:family="text">
      <style:text-properties officeooo:rsid="034d9f7b"/>
    </style:style>
    <style:style style:name="T24" style:family="text">
      <style:text-properties fo:font-weight="bold" officeooo:rsid="034d9f7b" style:font-weight-asian="bold" style:font-weight-complex="bold"/>
    </style:style>
    <style:style style:name="T25" style:family="text">
      <style:text-properties officeooo:rsid="034ee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32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8">Contr<text:span text:style-name="T6">act</text:span> / <text:span text:style-name="T18">Product</text:span></text:p>
          </table:table-cell>
        </table:table-row>
        <table:table-row table:style-name="Tableau14.2">
          <table:table-cell table:style-name="Tableau14.A2" office:value-type="string">
            <text:p text:style-name="P170">Prod<text:span text:style-name="T6">uc</text:span>t :<text:tab/><text:span text:style-name="T13"><text:placeholder text:placeholder-type="text">&lt;contract.product.extra_data.get('nom_editique_produit') or contract.product.name&gt;</text:placeholder></text:span></text:p>
            <text:p text:style-name="P174"><text:span text:style-name="T6">Insurance manager</text:span> :<text:tab/><text:span text:style-name="T12"><text:placeholder text:placeholder-type="text">&lt;contract.create_uid.name&gt;</text:placeholder></text:span></text:p>
            <text:p text:style-name="P173"><text:span text:style-name="T6">Contract effective date</text:span>:<text:tab/><text:span text:style-name="T12"><text:placeholder text:placeholder-type="text">&lt;format_date(contract.start_date, Party.lang)&gt;</text:placeholder></text:span></text:p>
            <text:p text:style-name="P173"><text:span text:style-name="T6">Contract end date</text:span> :<text:tab/><text:span text:style-name="T12"><text:placeholder text:placeholder-type="text">&lt;format_date(contract.end_date, Party.lang)&gt;</text:placeholder></text:span></text:p>
            <text:p text:style-name="P175"/>
            <text:p text:style-name="P177"><text:span text:style-name="T23">Contract additional data</text:span> :</text:p>
            <text:p text:style-name="P104"><text:placeholder text:placeholder-type="text">&lt;if test="contract.extra_data_values"&gt;</text:placeholder></text:p>
            <text:p text:style-name="P94"><text:placeholder text:placeholder-type="text">&lt;for each="extra_data  in contract.extra_datas"&gt;</text:placeholder></text:p>
            <text:p text:style-name="P94"><text:placeholder text:placeholder-type="text">&lt;for each="extra_data_summary in extra_data.extra_data_summary.split("\n")"&gt;</text:placeholder></text:p>
            <text:p text:style-name="P95"><text:placeholder text:placeholder-type="text">&lt;extra_data_summary&gt;</text:placeholder></text:p>
            <text:p text:style-name="P96"><text:placeholder text:placeholder-type="text">&lt;/for&gt;</text:placeholder></text:p>
            <text:p text:style-name="P97"><text:placeholder text:placeholder-type="text">&lt;/for&gt;</text:placeholder></text:p>
            <text:p text:style-name="P105"><text:placeholder text:placeholder-type="text">&lt;/if&gt;</text:placeholder></text:p>
          </table:table-cell>
        </table:table-row>
      </table:table>
      <text:p text:style-name="P30"/>
      <text:p text:style-name="P30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81">Broker</text:p>
          </table:table-cell>
          <table:table-cell table:style-name="Tableau10.A1" table:number-columns-spanned="3" office:value-type="string">
            <text:p text:style-name="P165"/>
          </table:table-cell>
          <table:covered-table-cell/>
          <table:covered-table-cell/>
        </table:table-row>
        <table:table-row table:style-name="Tableau10.1">
          <table:table-cell table:style-name="Tableau10.A2" table:number-columns-spanned="2" office:value-type="string">
            <text:p text:style-name="P187"><text:span text:style-name="T23">Name</text:span>: <text:span text:style-name="T12"><text:placeholder text:placeholder-type="text">&lt;contract.broker.party.name&gt;</text:placeholder></text:span><text:span text:style-name="T12"> </text:span><text:span text:style-name="T12"><text:placeholder text:placeholder-type="text">&lt;if test="getattr(contract,'agency',None)"&gt;</text:placeholder></text:span><text:span text:style-name="T12"> </text:span><text:span text:style-name="T12"><text:placeholder text:placeholder-type="text">&lt;if test="contract.agency.name!="""&gt;</text:placeholder></text:span><text:span text:style-name="T12"> / <text:s text:c="2"/></text:span><text:span text:style-name="T12"><text:placeholder text:placeholder-type="text">&lt;contract.agency.name&gt;</text:placeholder></text:span><text:span text:style-name="T12"><text:placeholder text:placeholder-type="text">&lt;/if&gt;</text:placeholder></text:span><text:span text:style-name="T12"> </text:span><text:span text:style-name="T12"><text:placeholder text:placeholder-type="text">&lt;if test="contract.agency.name=="""&gt;</text:placeholder></text:span><text:span text:style-name="T12"> </text:span><text:span text:style-name="T12"><text:placeholder text:placeholder-type="text">&lt;contract.agency.party.name&gt;</text:placeholder></text:span><text:span text:style-name="T12"><text:placeholder text:placeholder-type="text">&lt;/if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au10.C2" office:value-type="string">
            <text:p text:style-name="P148">C<text:span text:style-name="T8">ode : </text:span><text:span text:style-name="T12"><text:placeholder text:placeholder-type="text">&lt;contract.broker.code&gt;</text:placeholder></text:span></text:p>
          </table:table-cell>
          <table:table-cell table:style-name="Tableau10.D2" office:value-type="string">
            <text:p text:style-name="P148"><text:span text:style-name="T23">Commission plan : </text:span><text:span text:style-name="T12"><text:placeholder text:placeholder-type="text">&lt;contract.agent.plan.name&gt;</text:placeholder></text:span></text:p>
          </table:table-cell>
        </table:table-row>
      </table:table>
      <text:p text:style-name="P31"/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table:number-columns-spanned="4" office:value-type="string">
            <text:p text:style-name="P39">S<text:span text:style-name="T23">ubscriber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51">Code</text:p>
          </table:table-cell>
          <table:table-cell table:style-name="Tableau5.A2" office:value-type="string">
            <text:p text:style-name="P151">N<text:span text:style-name="T23">ame</text:span></text:p>
          </table:table-cell>
          <table:table-cell table:style-name="Tableau5.A2" office:value-type="string">
            <text:p text:style-name="P153">Birth date</text:p>
          </table:table-cell>
          <table:table-cell table:style-name="Tableau5.D2" office:value-type="string">
            <text:p text:style-name="P153">address</text:p>
            <text:p text:style-name="P65"/>
          </table:table-cell>
        </table:table-row>
        <table:table-row table:style-name="Tableau5.1">
          <table:table-cell table:style-name="Tableau5.A3" office:value-type="string">
            <text:p text:style-name="P15"><text:placeholder text:placeholder-type="text">&lt;contract.subscriber.code&gt;</text:placeholder></text:p>
          </table:table-cell>
          <table:table-cell table:style-name="Tableau5.B3" office:value-type="string">
            <text:p text:style-name="P11"><text:placeholder text:placeholder-type="text">&lt;if test="contract.subscriber.is_person"&gt;</text:placeholder></text:p>
            <text:p text:style-name="P13"><text:placeholder text:placeholder-type="text">&lt;contract.subscriber.gender_string&gt;</text:placeholder> <text:placeholder text:placeholder-type="text">&lt;contract.subscriber.name&gt;</text:placeholder> <text:placeholder text:placeholder-type="text">&lt;contract.subscriber.first_name&gt;</text:placeholder></text:p>
            <text:p text:style-name="P13"><text:placeholder text:placeholder-type="text">&lt;/if&gt;</text:placeholder></text:p>
            <text:p text:style-name="P8"><text:span text:style-name="T5"><text:placeholder text:placeholder-type="text">&lt;if test="not contract.subscriber.is_person"&gt;</text:placeholder></text:span><text:span text:style-name="T5"> </text:span><text:span text:style-name="T5"><text:placeholder text:placeholder-type="text">&lt;contract.subscriber.full_name&gt;</text:placeholder></text:span><text:span text:style-name="T5"><text:placeholder text:placeholder-type="text">&lt;/if&gt;</text:placeholder></text:span></text:p>
            <text:p text:style-name="P12"/>
          </table:table-cell>
          <table:table-cell table:style-name="Tableau5.C3" office:value-type="string">
            <text:p text:style-name="P43"><text:placeholder text:placeholder-type="text">&lt;if test="contract.subscriber.birth_date"&gt;</text:placeholder></text:p>
            <text:p text:style-name="P43"><text:placeholder text:placeholder-type="text">&lt;format_date(contract.subscriber.birth_date, Party.lang)&gt;</text:placeholder></text:p>
            <text:p text:style-name="P43"><text:placeholder text:placeholder-type="text">&lt;/if&gt;</text:placeholder></text:p>
          </table:table-cell>
          <table:table-cell table:style-name="Tableau5.D2" office:value-type="string">
            <text:p text:style-name="P66"><text:placeholder text:placeholder-type="text">&lt;if test="contract.get_contract_address(contract.start_date).full_address"&gt;</text:placeholder></text:p>
            <text:p text:style-name="P66"><text:placeholder text:placeholder-type="text">&lt;for each="line in contract.get_contract_address(contract.start_date).full_address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  <text:p text:style-name="P66"><text:placeholder text:placeholder-type="text">&lt;/if&gt;</text:placeholder></text:p>
          </table:table-cell>
        </table:table-row>
      </table:table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40">Covered el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49">Code</text:p>
          </table:table-cell>
          <table:table-cell table:style-name="Tableau1.A2" office:value-type="string">
            <text:p text:style-name="P149">N<text:span text:style-name="T23">ame</text:span></text:p>
          </table:table-cell>
          <table:table-cell table:style-name="Tableau1.A2" office:value-type="string">
            <text:p text:style-name="P153">Birth date</text:p>
          </table:table-cell>
          <table:table-cell table:style-name="Tableau1.A2" office:value-type="string">
            <text:p text:style-name="P150">Ad<text:span text:style-name="T23">d</text:span>ress</text:p>
          </table:table-cell>
          <table:table-cell table:style-name="Tableau1.A2" office:value-type="string">
            <text:p text:style-name="P176">additional data</text:p>
          </table:table-cell>
          <table:table-cell table:style-name="Tableau1.F2" office:value-type="string">
            <text:p text:style-name="P152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7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4"><text:placeholder text:placeholder-type="text">&lt;covered_element.party.code&gt;</text:placeholder></text:p>
          </table:table-cell>
          <table:table-cell table:style-name="Tableau1.B4" office:value-type="string">
            <text:p text:style-name="P10"><text:placeholder text:placeholder-type="text">&lt;covered_element.party.gender_string&gt;</text:placeholder> <text:placeholder text:placeholder-type="text">&lt;covered_element.party.name&gt;</text:placeholder> <text:placeholder text:placeholder-type="text">&lt;covered_element.party.first_name&gt;</text:placeholder></text:p>
          </table:table-cell>
          <table:table-cell table:style-name="Tableau1.C4" office:value-type="string">
            <text:p text:style-name="P14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8"><text:placeholder text:placeholder-type="text">&lt;for each="contact in contract.get_contacts(date=contract.start_date,type_='covered_party')"&gt;</text:placeholder></text:p>
            <text:p text:style-name="P58"><text:placeholder text:placeholder-type="text">&lt;if test="contact.address and contact.party == covered_element.party"&gt;</text:placeholder></text:p>
            <text:p text:style-name="P58"><text:placeholder text:placeholder-type="text">&lt;for each="line in contact.address.full_address.split('\n')"&gt;</text:placeholder></text:p>
            <text:p text:style-name="P58"><text:placeholder text:placeholder-type="text">&lt;line&gt;</text:placeholder></text:p>
            <text:p text:style-name="P58"><text:placeholder text:placeholder-type="text">&lt;/for&gt;</text:placeholder></text:p>
            <text:p text:style-name="P58"><text:placeholder text:placeholder-type="text">&lt;/if&gt;</text:placeholder></text:p>
            <text:p text:style-name="P58"><text:placeholder text:placeholder-type="text">&lt;/for&gt;</text:placeholder></text:p>
          </table:table-cell>
          <table:table-cell table:style-name="Tableau1.E4" office:value-type="string">
            <text:p text:style-name="P84"><text:placeholder text:placeholder-type="text">&lt;if test="covered_element.current_extra_data_string.values"&gt;</text:placeholder></text:p>
            <text:p text:style-name="P84"><text:placeholder text:placeholder-type="text">&lt;for each="(cle,value) in covered_element.current_extra_data_string.items()"&gt;</text:placeholder></text:p>
            <text:p text:style-name="P86"><text:placeholder text:placeholder-type="text">&lt;cle&gt;</text:placeholder> : <text:placeholder text:placeholder-type="text">&lt;value&gt;</text:placeholder></text:p>
            <text:p text:style-name="P57"><text:placeholder text:placeholder-type="text">&lt;/for&gt;</text:placeholder></text:p>
            <text:p text:style-name="P57"><text:placeholder text:placeholder-type="text">&lt;/if&gt;</text:placeholder></text:p>
          </table:table-cell>
          <table:table-cell table:style-name="Tableau1.F4" office:value-type="string">
            <text:p text:style-name="P84"><text:placeholder text:placeholder-type="text">&lt;for each="relation in covered_element.party.relations"&gt;</text:placeholder></text:p>
            <text:p text:style-name="P84"><text:placeholder text:placeholder-type="text">&lt;relation.rec_name&gt;</text:placeholder></text:p>
            <text:p text:style-name="P57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7" office:value-type="string">
            <text:p text:style-name="P40">Bill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62"/>
            <text:p text:style-name="P163">Billing mode</text:p>
          </table:table-cell>
          <table:table-cell table:style-name="Tableau2.B2" office:value-type="string">
            <text:p text:style-name="P162"/>
            <text:p text:style-name="P162">Payer</text:p>
          </table:table-cell>
          <table:table-cell table:style-name="Tableau2.C2" table:number-columns-spanned="3" office:value-type="string">
            <text:p text:style-name="P67"/>
            <text:p text:style-name="P143">Billing information</text:p>
          </table:table-cell>
          <table:covered-table-cell/>
          <table:covered-table-cell/>
          <table:table-cell table:style-name="Tableau2.F2" table:number-columns-spanned="2" office:value-type="string">
            <text:p text:style-name="P67"/>
            <text:p text:style-name="P142">SEPA <text:span text:style-name="T23">mandat</text:span>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6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7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58">Ban<text:span text:style-name="T23">k</text:span></text:p>
          </table:table-cell>
          <table:table-cell table:style-name="Tableau2.D3" office:value-type="string">
            <text:p text:style-name="P158">BIC</text:p>
          </table:table-cell>
          <table:table-cell table:style-name="Tableau2.E3" office:value-type="string">
            <text:p text:style-name="P158">IBAN</text:p>
          </table:table-cell>
          <table:table-cell table:style-name="Tableau2.F3" office:value-type="string">
            <text:p text:style-name="P159">State</text:p>
          </table:table-cell>
          <table:table-cell table:style-name="Tableau2.G3" office:value-type="string">
            <text:p text:style-name="P159">Debit day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89"><text:placeholder text:placeholder-type="text">&lt;if test="contract.billing_information.billing_mode.rec_name=='Prélèvement Mensuel'"&gt;</text:placeholder></text:p>
            <text:p text:style-name="P52"><text:s/><text:placeholder text:placeholder-type="text">&lt;if test="contract.billing_information.direct_debit_account"&gt;</text:placeholder></text:p>
            <text:p text:style-name="P51"><text:placeholder text:placeholder-type="text">&lt;contract.billing_information.direct_debit_account.bank.party.name&gt;</text:placeholder></text:p>
            <text:p text:style-name="P51"><text:placeholder text:placeholder-type="text">&lt;/if&gt;</text:placeholder></text:p>
            <text:p text:style-name="P52"><text:placeholder text:placeholder-type="text">&lt;/if&gt;</text:placeholder></text:p>
          </table:table-cell>
          <table:table-cell table:style-name="Tableau2.D4" office:value-type="string">
            <text:p text:style-name="P85"><text:placeholder text:placeholder-type="text">&lt;if test="contract.billing_information.billing_mode.rec_name=='Prélèvement Mensuel'"&gt;</text:placeholder></text:p>
            <text:p text:style-name="P76"><text:placeholder text:placeholder-type="text">&lt;if test="contract.billing_information.direct_debit_account"&gt;</text:placeholder></text:p>
            <text:p text:style-name="P76"><text:placeholder text:placeholder-type="text">&lt;contract.billing_information.direct_debit_account.bank.bic&gt;</text:placeholder></text:p>
            <text:p text:style-name="P76"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au2.E4" office:value-type="string">
            <text:p text:style-name="P85"><text:placeholder text:placeholder-type="text">&lt;if test="contract.billing_information.billing_mode.rec_name=='Prélèvement Mensuel'"&gt;</text:placeholder></text:p>
            <text:p text:style-name="P76"><text:placeholder text:placeholder-type="text">&lt;if test="contract.billing_information.direct_debit_account"&gt;</text:placeholder></text:p>
            <text:p text:style-name="P76"><text:placeholder text:placeholder-type="text">&lt;contract.billing_information.direct_debit_account.number&gt;</text:placeholder></text:p>
            <text:p text:style-name="P76"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au2.F4" office:value-type="string">
            <text:p text:style-name="P87"><text:placeholder text:placeholder-type="text">&lt;if test="contract.billing_information.billing_mode.rec_name=='Prélèvement Mensuel'"&gt;</text:placeholder></text:p>
            <text:p text:style-name="P88"><text:placeholder text:placeholder-type="text">&lt;if test="contract.billing_information.sepa_mandate"&gt;</text:placeholder></text:p>
            <text:p text:style-name="P78"><text:placeholder text:placeholder-type="text">&lt;contract.billing_information.sepa_mandate.state&gt;</text:placeholder></text:p>
            <text:p text:style-name="P54"><text:placeholder text:placeholder-type="text">&lt;/if&gt;</text:placeholder></text:p>
            <text:p text:style-name="P55"><text:placeholder text:placeholder-type="text">&lt;/if&gt;</text:placeholder></text:p>
          </table:table-cell>
          <table:table-cell table:style-name="Tableau2.G4" office:value-type="string">
            <text:p text:style-name="P88"><text:placeholder text:placeholder-type="text">&lt;if test="contract.billing_information.billing_mode.rec_name=='Prélèvement Mensuel'"&gt;</text:placeholder></text:p>
            <text:p text:style-name="P88"><text:placeholder text:placeholder-type="text">&lt;if test="contract.billing_information.sepa_mandate"&gt;</text:placeholder></text:p>
            <text:p text:style-name="P51"><text:placeholder text:placeholder-type="text">&lt;contract.billing_information.direct_debit_day&gt;</text:placeholder></text:p>
            <text:p text:style-name="P56"><text:placeholder text:placeholder-type="text">&lt;/if&gt;</text:placeholder></text:p>
            <text:p text:style-name="P56"><text:placeholder text:placeholder-type="text">&lt;/if&gt;</text:placeholder></text:p>
          </table:table-cell>
        </table:table-row>
      </table:table>
      <text:p text:style-name="P183"/>
      <text:p text:style-name="P184">Premium</text:p>
      <text:p text:style-name="P107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82">Premium detai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55">Start date</text:p>
          </table:table-cell>
          <table:table-cell table:style-name="Tableau15.A2" office:value-type="string">
            <text:p text:style-name="P155">End date</text:p>
          </table:table-cell>
          <table:table-cell table:style-name="Tableau15.A2" office:value-type="string">
            <text:p text:style-name="P27"><text:span text:style-name="T23">Amount H</text:span>T</text:p>
          </table:table-cell>
          <table:table-cell table:style-name="Tableau15.A2" office:value-type="string">
            <text:p text:style-name="P27">Tax</text:p>
          </table:table-cell>
          <table:table-cell table:style-name="Tableau15.A2" office:value-type="string">
            <text:p text:style-name="P27">Fr<text:span text:style-name="T23">ee</text:span></text:p>
          </table:table-cell>
          <table:table-cell table:style-name="Tableau15.F2" office:value-type="string">
            <text:p text:style-name="P28">Total</text:p>
          </table:table-cell>
        </table:table-row>
        <table:table-row>
          <table:table-cell table:style-name="Tableau15.F2" table:number-columns-spanned="6" office:value-type="string">
            <text:p text:style-name="P115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4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24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24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24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24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24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25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2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5.10">
          <table:table-cell table:style-name="Tableau15.A2" office:value-type="string">
            <text:p text:style-name="P160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60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60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60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60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61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85"><text:placeholder text:placeholder-type="text">&lt;if test="contract.total_premium_amount"&gt;</text:placeholder></text:p>
            <text:p text:style-name="P41"><text:span text:style-name="T19">T</text:span><text:span text:style-name="T20">otal des primes, taxes et frais inclus :</text:span><text:span text:style-name="T21"><text:placeholder text:placeholder-type="text">&lt;format_currency(contract.total_premium_amount, Party.lang, contract.currency)&gt;</text:placeholder></text:span></text:p>
            <text:p text:style-name="P1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><text:placeholder text:placeholder-type="text">&lt;/if&gt;</text:placeholder></text:p>
      <text:p text:style-name="P108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82">Premium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7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6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56">Covered element</text:p>
          </table:table-cell>
          <table:table-cell table:style-name="Tableau16.A4" office:value-type="string">
            <text:p text:style-name="P156">Option</text:p>
          </table:table-cell>
          <table:table-cell table:style-name="Tableau16.A4" office:value-type="string">
            <text:p text:style-name="P156">Coverage end date</text:p>
          </table:table-cell>
          <table:table-cell table:style-name="Tableau16.A4" office:value-type="string">
            <text:p text:style-name="P154"><text:span text:style-name="T23">Amount</text:span> HT</text:p>
          </table:table-cell>
          <table:table-cell table:style-name="Tableau16.A4" office:value-type="string">
            <text:p text:style-name="P154"><text:span text:style-name="T23">Amount</text:span> TTC</text:p>
          </table:table-cell>
          <table:table-cell table:style-name="Tableau16.A4" office:value-type="string">
            <text:p text:style-name="P157"><text:span text:style-name="T23">Discount</text:span> / <text:span text:style-name="T23">increase</text:span></text:p>
          </table:table-cell>
          <table:table-cell table:style-name="Tableau16.G4" office:value-type="string">
            <text:p text:style-name="P141">Exclusion</text:p>
          </table:table-cell>
        </table:table-row>
        <table:table-row>
          <table:table-cell table:style-name="Tableau16.A2" table:number-columns-spanned="7" office:value-type="string">
            <text:p text:style-name="P120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2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16"><text:placeholder text:placeholder-type="text">&lt;if test="line.covered_element"&gt;</text:placeholder></text:p>
            <text:p text:style-name="P116"><text:placeholder text:placeholder-type="text">&lt;line.covered_element.rec_name&gt;</text:placeholder></text:p>
            <text:p text:style-name="P116"><text:placeholder text:placeholder-type="text">&lt;/if&gt;</text:placeholder></text:p>
          </table:table-cell>
          <table:table-cell table:style-name="Tableau16.A8" office:value-type="string">
            <text:p text:style-name="P118"><text:placeholder text:placeholder-type="text">&lt;if test="line.description"&gt;</text:placeholder></text:p>
            <text:p text:style-name="P118"><text:placeholder text:placeholder-type="text">&lt;line.description&gt;</text:placeholder></text:p>
            <text:p text:style-name="P101"><text:placeholder text:placeholder-type="text">&lt;/if&gt;</text:placeholder></text:p>
          </table:table-cell>
          <table:table-cell table:style-name="Tableau16.A8" office:value-type="string">
            <text:p text:style-name="P118"><text:placeholder text:placeholder-type="text">&lt;if test="line.coverage_end"&gt;</text:placeholder></text:p>
            <text:p text:style-name="P118"><text:placeholder text:placeholder-type="text">&lt;line.coverage_end&gt;</text:placeholder></text:p>
            <text:p text:style-name="P101"><text:placeholder text:placeholder-type="text">&lt;/if&gt;</text:placeholder></text:p>
          </table:table-cell>
          <table:table-cell table:style-name="Tableau16.A8" office:value-type="string">
            <text:p text:style-name="P119"><text:placeholder text:placeholder-type="text">&lt;if test="line.amount"&gt;</text:placeholder></text:p>
            <text:p text:style-name="P106"><text:placeholder text:placeholder-type="text">&lt;format_currency(line.amount, Party.lang, contract.currency)&gt;</text:placeholder></text:p>
            <text:p text:style-name="P119"/>
            <text:p text:style-name="P102"><text:placeholder text:placeholder-type="text">&lt;/if&gt;</text:placeholder></text:p>
          </table:table-cell>
          <table:table-cell table:style-name="Tableau16.A8" office:value-type="string">
            <text:p text:style-name="P123"><text:placeholder text:placeholder-type="text">&lt;if test="line.taxes"&gt;</text:placeholder></text:p>
            <text:p text:style-name="P127"><text:placeholder text:placeholder-type="text">&lt;setVar('sum_tax',0)&gt;</text:placeholder></text:p>
            <text:p text:style-name="P128"><text:placeholder text:placeholder-type="text">&lt;setVar('total',line.amount)&gt;</text:placeholder></text:p>
            <text:p text:style-name="P128"><text:placeholder text:placeholder-type="text">&lt;for each="taxe in line.taxes"&gt;</text:placeholder> </text:p>
            <text:p text:style-name="P128"><text:placeholder text:placeholder-type="text">&lt;setVar('sum_tax',(taxe.rate*line.amount))&gt;</text:placeholder></text:p>
            <text:p text:style-name="P128"><text:placeholder text:placeholder-type="text">&lt;setVar('total',getVar('sum_tax')+getVar('total'))&gt;</text:placeholder></text:p>
            <text:p text:style-name="P128"><text:soft-page-break/><text:placeholder text:placeholder-type="text">&lt;/for&gt;</text:placeholder></text:p>
            <text:p text:style-name="P129"><text:placeholder text:placeholder-type="text">&lt;format_currency(getVar('total'), Party.lang, contract.currency)&gt;</text:placeholder></text:p>
            <text:p text:style-name="P127"><text:placeholder text:placeholder-type="text">&lt;/if&gt;</text:placeholder></text:p>
          </table:table-cell>
          <table:table-cell table:style-name="Tableau16.A8" office:value-type="string">
            <text:p text:style-name="P73"><text:placeholder text:placeholder-type="text">&lt;if test="getattr(line.detail.option,'extra_premiums',None)"&gt;</text:placeholder></text:p>
            <text:p text:style-name="P73"><text:placeholder text:placeholder-type="text">&lt;for each="surprime in line.detail.option.extra_premiums"&gt;</text:placeholder></text:p>
            <text:p text:style-name="P73"><text:placeholder text:placeholder-type="text">&lt;if test="surprime.is_discount"&gt;</text:placeholder><text:span text:style-name="T23">Discount: </text:span><text:placeholder text:placeholder-type="text">&lt;surprime.rec_name&gt;</text:placeholder> - <text:placeholder text:placeholder-type="text">&lt;surprime.motive.rec_name&gt;</text:placeholder></text:p>
            <text:p text:style-name="P73"><text:placeholder text:placeholder-type="text">&lt;if test="surprime.end_date"&gt;</text:placeholder> <text:soft-page-break/>- <text:span text:style-name="T23">until : </text:span><text:placeholder text:placeholder-type="text">&lt;surprime.end_date&gt;</text:placeholder></text:p>
            <text:p text:style-name="P73"><text:placeholder text:placeholder-type="text">&lt;/if&gt;</text:placeholder></text:p>
            <text:p text:style-name="P73"><text:placeholder text:placeholder-type="text">&lt;/if&gt;</text:placeholder></text:p>
            <text:p text:style-name="P73"><text:placeholder text:placeholder-type="text">&lt;if test="not surprime.is_discount"&gt;</text:placeholder><text:span text:style-name="T23">increase</text:span><text:span text:style-name="T24"> </text:span><text:span text:style-name="T15">: </text:span><text:placeholder text:placeholder-type="text">&lt;surprime.rec_name&gt;</text:placeholder> - <text:placeholder text:placeholder-type="text">&lt;surprime.motive.rec_name&gt;</text:placeholder></text:p>
            <text:p text:style-name="P73"><text:placeholder text:placeholder-type="text">&lt;if test="surprime.end_date"&gt;</text:placeholder> - <text:span text:style-name="T23">until : </text:span><text:placeholder text:placeholder-type="text">&lt;surprime.end_date&gt;</text:placeholder></text:p>
            <text:p text:style-name="P73"><text:placeholder text:placeholder-type="text">&lt;/if&gt;</text:placeholder></text:p>
            <text:p text:style-name="P73"><text:placeholder text:placeholder-type="text">&lt;/if&gt;</text:placeholder></text:p>
            <text:p text:style-name="P73"><text:placeholder text:placeholder-type="text">&lt;/for&gt;</text:placeholder></text:p>
            <text:p text:style-name="P73"><text:placeholder text:placeholder-type="text">&lt;/if&gt;</text:placeholder></text:p>
          </table:table-cell>
          <table:table-cell table:style-name="Tableau16.A2" office:value-type="string">
            <text:p text:style-name="P74"><text:placeholder text:placeholder-type="text">&lt;if test="getattr(line.detail.option,'exclusions',None)"&gt;</text:placeholder></text:p>
            <text:p text:style-name="P74"><text:placeholder text:placeholder-type="text">&lt;for each="exclusion in line.detail.option.exclusions"&gt;</text:placeholder></text:p>
            <text:p text:style-name="P74"><text:span text:style-name="T17">Exclusion : </text:span><text:placeholder text:placeholder-type="text">&lt;exclusion.code&gt;</text:placeholder></text:p>
            <text:p text:style-name="P72"><text:placeholder text:placeholder-type="text">&lt;/for&gt;</text:placeholder></text:p>
            <text:p text:style-name="P75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7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6"><text:placeholder text:placeholder-type="text">&lt;/if&gt;</text:placeholder></text:p>
      <text:p text:style-name="P109"><text:placeholder text:placeholder-type="text">&lt;if test="getattr(contract,'used_loans',None)"&gt;</text:placeholder></text:p>
      <text:p text:style-name="P59"><text:placeholder text:placeholder-type="text">&lt;choose&gt;</text:placeholder></text:p>
      <text:p text:style-name="P59"><text:placeholder text:placeholder-type="text">&lt;when test="len(contract.used_loans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ext:soft-page-break/>
        <table:table-row table:style-name="Tableau3.1">
          <table:table-cell table:style-name="Tableau3.A1" table:number-columns-spanned="3" office:value-type="string">
            <text:p text:style-name="P35">L<text:span text:style-name="T23">oans</text:span>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23">N<text:span text:style-name="T9">°</text:span></text:p>
          </table:table-cell>
          <table:table-cell table:style-name="Tableau3.A2" table:number-rows-spanned="2" office:value-type="string">
            <text:p text:style-name="P25">Type</text:p>
          </table:table-cell>
          <table:table-cell table:style-name="Tableau3.A2" table:number-rows-spanned="2" table:number-columns-spanned="2" office:value-type="string">
            <text:p text:style-name="P137">Capital</text:p>
          </table:table-cell>
          <table:covered-table-cell/>
          <table:table-cell table:style-name="Tableau3.A2" table:number-rows-spanned="2" office:value-type="string">
            <text:p text:style-name="P137">Dur<text:span text:style-name="T23">ation</text:span></text:p>
          </table:table-cell>
          <table:table-cell table:style-name="Tableau3.F2" table:number-columns-spanned="3" office:value-type="string">
            <text:p text:style-name="P143">Increments</text:p>
          </table:table-cell>
          <table:covered-table-cell/>
          <table:covered-table-cell/>
          <table:table-cell table:style-name="Tableau3.I2" table:number-rows-spanned="2" office:value-type="string">
            <text:p text:style-name="P143">Deferral durantion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47">Amount</text:p>
          </table:table-cell>
          <table:table-cell table:style-name="Tableau3.A2" office:value-type="string">
            <text:p text:style-name="P146">Dur<text:span text:style-name="T23">ation</text:span></text:p>
          </table:table-cell>
          <table:table-cell table:style-name="Tableau3.A2" office:value-type="string">
            <text:p text:style-name="P147">Rate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59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44"><text:placeholder text:placeholder-type="text">&lt;pret.order&gt;</text:placeholder></text:p>
          </table:table-cell>
          <table:table-cell table:style-name="Tableau3.B5" office:value-type="string">
            <text:p text:style-name="P44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44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44"><text:placeholder text:placeholder-type="text">&lt;pret.duration&gt;</text:placeholder> <text:span text:style-name="T14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44"><text:placeholder text:placeholder-type="text">&lt;for each="increment in pret.increments"&gt;</text:placeholder></text:p>
            <text:p text:style-name="P44"><text:placeholder text:placeholder-type="text">&lt;format_currency(increment.payment_amount, Party.lang, pret.currency)&gt;</text:placeholder></text:p>
            <text:p text:style-name="P44"><text:placeholder text:placeholder-type="text">&lt;/for&gt;</text:placeholder></text:p>
          </table:table-cell>
          <table:table-cell table:style-name="Tableau3.G5" office:value-type="string">
            <text:p text:style-name="P44"><text:placeholder text:placeholder-type="text">&lt;for each="increment in pret.increments"&gt;</text:placeholder></text:p>
            <text:p text:style-name="P44"><text:placeholder text:placeholder-type="text">&lt;increment.number_of_payments&gt;</text:placeholder></text:p>
            <text:p text:style-name="P44"><text:placeholder text:placeholder-type="text">&lt;/for&gt;</text:placeholder></text:p>
          </table:table-cell>
          <table:table-cell table:style-name="Tableau3.H5" office:value-type="string">
            <text:p text:style-name="P44"><text:placeholder text:placeholder-type="text">&lt;for each="increment in pret.increments"&gt;</text:placeholder></text:p>
            <text:p text:style-name="P44"><text:placeholder text:placeholder-type="text">&lt;format_number(increment.rate * 100, Party.lang)&gt;</text:placeholder> %</text:p>
            <text:p text:style-name="P44"><text:placeholder text:placeholder-type="text">&lt;/for&gt;</text:placeholder></text:p>
          </table:table-cell>
          <table:table-cell table:style-name="Tableau3.I5" office:value-type="string">
            <text:p text:style-name="P44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6">List <text:span text:style-name="T23">of coverage options per loan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24">L<text:span text:style-name="T23">oan order</text:span></text:p>
          </table:table-cell>
          <table:table-cell table:style-name="Tableau4.A2" table:number-rows-spanned="2" office:value-type="string">
            <text:p text:style-name="P26"><text:span text:style-name="T23">C</text:span>ouver<text:span text:style-name="T23">ed element</text:span></text:p>
          </table:table-cell>
          <table:table-cell table:style-name="Tableau4.A2" table:number-rows-spanned="2" office:value-type="string">
            <text:p text:style-name="P143">Option</text:p>
          </table:table-cell>
          <table:table-cell table:style-name="Tableau4.D2" table:number-columns-spanned="4" office:value-type="string">
            <text:p text:style-name="P136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43">End date</text:p>
          </table:table-cell>
          <table:table-cell table:style-name="Tableau4.I2" table:number-rows-spanned="2" office:value-type="string">
            <text:p text:style-name="P144"><text:span text:style-name="T23">Discount</text:span> / <text:span text:style-name="T23">increase</text:span> / <text:span text:style-name="T16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45">Quoti<text:span text:style-name="T23">te</text:span></text:p>
          </table:table-cell>
          <table:table-cell table:style-name="Tableau4.E3" table:number-columns-spanned="2" office:value-type="string">
            <text:p text:style-name="P147">Insured amount</text:p>
          </table:table-cell>
          <table:covered-table-cell/>
          <table:table-cell table:style-name="Tableau4.G3" office:value-type="string">
            <text:p text:style-name="P147">Loan amount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80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60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81"><text:placeholder text:placeholder-type="text">&lt;quotite.loan.order&gt;</text:placeholder></text:p>
          </table:table-cell>
          <table:table-cell table:style-name="Tableau4.B6" office:value-type="string">
            <text:p text:style-name="P82"><text:placeholder text:placeholder-type="text">&lt;quotite.person.full_name&gt;</text:placeholder></text:p>
          </table:table-cell>
          <table:table-cell table:style-name="Tableau4.C6" office:value-type="string">
            <text:p text:style-name="P45"><text:placeholder text:placeholder-type="text">&lt;quotite.option.coverage.rec_name&gt;</text:placeholder><text:span text:style-name="T11"><text:placeholder text:placeholder-type="text">&lt;for each="(key,value) in quotite.option.current_extra_data_string.items()"&gt;</text:placeholder></text:span><text:span text:style-name="T11"><text:placeholder text:placeholder-type="text">&lt;if test="key.startswith("franchise")"&gt;</text:placeholder></text:span><text:span text:style-name="T11"> </text:span><text:span text:style-name="T11"><text:placeholder text:placeholder-type="text">&lt;value&gt;</text:placeholder></text:span><text:span text:style-name="T11"><text:placeholder text:placeholder-type="text">&lt;/if&gt;</text:placeholder></text:span><text:span text:style-name="T11"><text:placeholder text:placeholder-type="text">&lt;if test="key.startswith("rachat") and value == True"&gt;</text:placeholder></text:span><text:span text:style-name="T11"> Rachat exclusions</text:span><text:span text:style-name="T11"><text:placeholder text:placeholder-type="text">&lt;/if&gt;</text:placeholder></text:span><text:span text:style-name="T11"><text:placeholder text:placeholder-type="text">&lt;/for&gt;</text:placeholder></text:span></text:p>
          </table:table-cell>
          <table:table-cell table:style-name="Tableau4.D6" office:value-type="string">
            <text:p text:style-name="P83"><text:placeholder text:placeholder-type="text">&lt;"%.2f %%" % (quotite.share * 100)&gt;</text:placeholder></text:p>
            <text:p text:style-name="P50"/>
          </table:table-cell>
          <table:table-cell table:style-name="Tableau4.E6" table:number-columns-spanned="2" office:value-type="string">
            <text:p text:style-name="P45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50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45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60"><text:placeholder text:placeholder-type="text">&lt;for each="surprime in quotite.option.extra_premiums"&gt;</text:placeholder></text:p>
            <text:p text:style-name="P70"><text:placeholder text:placeholder-type="text">&lt;if test="surprime.is_discount"&gt;</text:placeholder><text:span text:style-name="T23">Discount: </text:span><text:placeholder text:placeholder-type="text">&lt;surprime.rec_name&gt;</text:placeholder> - <text:placeholder text:placeholder-type="text">&lt;surprime.motive.rec_name&gt;</text:placeholder><text:placeholder text:placeholder-type="text">&lt;if test="surprime.end_date"&gt;</text:placeholder> - <text:span text:style-name="T23">until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3">increase</text:span><text:span text:style-name="T24"> </text:span><text:span text:style-name="T15">: </text:span><text:placeholder text:placeholder-type="text">&lt;surprime.rec_name&gt;</text:placeholder> - <text:placeholder text:placeholder-type="text">&lt;surprime.motive.rec_name&gt;</text:placeholder><text:placeholder text:placeholder-type="text">&lt;if test="surprime.end_date"&gt;</text:placeholder> - <text:span text:style-name="T23">until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60"><text:placeholder text:placeholder-type="text">&lt;/for&gt;</text:placeholder></text:p>
            <text:p text:style-name="P60"><text:placeholder text:placeholder-type="text">&lt;for each="exclusion in quotite.option.exclusions"&gt;</text:placeholder></text:p>
            <text:p text:style-name="P60"><text:span text:style-name="T17">Exclusion : </text:span><text:placeholder text:placeholder-type="text">&lt;exclusion.code&gt;</text:placeholder></text:p>
            <text:p text:style-name="P60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2"><text:placeholder text:placeholder-type="text">&lt;/when&gt;</text:placeholder></text:p>
      <text:p text:style-name="P133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7">List <text:span text:style-name="T23">of options</text:span></text:p>
          </table:table-cell>
          <table:table-cell table:style-name="Tableau6.A1" office:value-type="string">
            <text:p text:style-name="P171"/>
          </table:table-cell>
        </table:table-row>
        <table:table-row>
          <table:table-cell table:style-name="Tableau6.A2" office:value-type="string">
            <text:p text:style-name="P172">Options</text:p>
          </table:table-cell>
          <table:table-cell table:style-name="Tableau6.B2" office:value-type="string">
            <text:p text:style-name="P172">Amount</text:p>
          </table:table-cell>
        </table:table-row>
        <table:table-row>
          <table:table-cell table:style-name="Tableau6.B2" table:number-columns-spanned="2" office:value-type="string">
            <text:p text:style-name="P99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61"><text:placeholder text:placeholder-type="text">&lt;option.coverage.extra_data.get('libelle_long_garantie',option.coverage.rec_name)&gt;</text:placeholder> <text:s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46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99"><text:placeholder text:placeholder-type="text">&lt;/for&gt;</text:placeholder></text:p>
          </table:table-cell>
          <table:covered-table-cell/>
        </table:table-row>
      </table:table>
      <text:p text:style-name="P61"><text:placeholder text:placeholder-type="text">&lt;/otherwise&gt;</text:placeholder></text:p>
      <text:p text:style-name="P132"><text:placeholder text:placeholder-type="text">&lt;/choose&gt;</text:placeholder></text:p>
      <text:p text:style-name="P134"><text:soft-page-break/><text:placeholder text:placeholder-type="text">&lt;/if&gt;</text:placeholder></text:p>
      <text:p text:style-name="P111"><text:placeholder text:placeholder-type="text">&lt;for each="garantie in contract.covered_elements[0].options"&gt;</text:placeholder></text:p>
      <text:p text:style-name="P112"><text:placeholder text:placeholder-type="text">&lt;choose&gt;</text:placeholder></text:p>
      <text:p text:style-name="P111"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78">B<text:span text:style-name="T23">eneficiaries</text:span></text:p>
          </table:table-cell>
          <table:table-cell table:style-name="Tableau7.A1" table:number-columns-spanned="3" office:value-type="string">
            <text:p text:style-name="P166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43">Full name</text:p>
          </table:table-cell>
          <table:covered-table-cell/>
          <table:table-cell table:style-name="Tableau7.C2" office:value-type="string">
            <text:p text:style-name="P139">Nature</text:p>
          </table:table-cell>
          <table:table-cell table:style-name="Tableau7.C2" office:value-type="string">
            <text:p text:style-name="P138">A<text:span text:style-name="T23">d</text:span>dress</text:p>
          </table:table-cell>
        </table:table-row>
        <table:table-row>
          <table:table-cell table:style-name="Tableau7.A3" table:number-columns-spanned="4" office:value-type="string">
            <text:p text:style-name="P62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62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47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49"><text:span text:style-name="T23">Beneficiary accepting:</text:span><text:placeholder text:placeholder-type="text">&lt;if test="beneficiaire.accepting"&gt;</text:placeholder><text:span text:style-name="T23">True</text:span><text:span text:style-name="T23"><text:placeholder text:placeholder-type="text">&lt;/if&gt;</text:placeholder></text:span><text:span text:style-name="T23"> </text:span><text:placeholder text:placeholder-type="text">&lt;if test="not beneficiaire.accepting"&gt;</text:placeholder><text:span text:style-name="T23">False</text:span><text:span text:style-name="T23"><text:placeholder text:placeholder-type="text">&lt;/if&gt;</text:placeholder></text:span></text:p>
          </table:table-cell>
          <table:table-cell table:style-name="Tableau7.D5" office:value-type="string">
            <text:p text:style-name="P47"><text:placeholder text:placeholder-type="text">&lt;if test="beneficiaire.address"&gt;</text:placeholder></text:p>
            <text:p text:style-name="P47"><text:placeholder text:placeholder-type="text">&lt;for each="line in beneficiaire.address.full_address.split('\n')"&gt;</text:placeholder></text:p>
            <text:p text:style-name="P47"><text:placeholder text:placeholder-type="text">&lt;line&gt;</text:placeholder></text:p>
            <text:p text:style-name="P47"><text:placeholder text:placeholder-type="text">&lt;/for&gt;</text:placeholder></text:p>
            <text:p text:style-name="P47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6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6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3"/>
      <text:p text:style-name="P10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9"><text:span text:style-name="T10">Clause</text:span> B<text:span text:style-name="T23">e</text:span>n<text:span text:style-name="T23">e</text:span>ficia<text:span text:style-name="T23">y</text:span></text:p>
          </table:table-cell>
          <table:table-cell table:style-name="Tableau8.B1" office:value-type="string">
            <text:p text:style-name="P167"/>
          </table:table-cell>
        </table:table-row>
        <table:table-row>
          <table:table-cell table:style-name="Tableau8.A2" table:number-columns-spanned="2" office:value-type="string">
            <text:p text:style-name="P140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63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63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48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63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63"><text:placeholder text:placeholder-type="text">&lt;/for&gt;</text:placeholder></text:p>
          </table:table-cell>
          <table:covered-table-cell/>
        </table:table-row>
      </table:table>
      <text:p text:style-name="P64"><text:placeholder text:placeholder-type="text">&lt;/when&gt;</text:placeholder></text:p>
      <text:p text:style-name="P64"><text:placeholder text:placeholder-type="text">&lt;/choose&gt;</text:placeholder></text:p>
      <text:p text:style-name="P64"><text:placeholder text:placeholder-type="text">&lt;/for&gt;</text:placeholder></text:p>
      <text:p text:style-name="P64"/>
      <text:p text:style-name="P110"><text:placeholder text:placeholder-type="text">&lt;if test="len(getattr(contract, 'underwritings', []))&gt;0"&gt;</text:placeholder></text:p>
      <text:p text:style-name="P9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ext:soft-page-break/>
        <table:table-row>
          <table:table-cell table:style-name="Tableau12.A1" office:value-type="string">
            <text:p text:style-name="P181">Underwriting data</text:p>
          </table:table-cell>
          <table:table-cell table:style-name="Tableau12.A1" table:number-columns-spanned="5" office:value-type="string">
            <text:p text:style-name="P16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164">Underwriting decision</text:p>
          </table:table-cell>
          <table:table-cell table:style-name="Tableau12.A2" office:value-type="string">
            <text:p text:style-name="P18"><text:placeholder text:placeholder-type="text">&lt;contract.underwritings[0].decision.status_string&gt;</text:placeholder></text:p>
          </table:table-cell>
          <table:table-cell table:style-name="Tableau12.A2" office:value-type="string">
            <text:p text:style-name="P22">Desicion date</text:p>
          </table:table-cell>
          <table:table-cell table:style-name="Tableau12.A2" office:value-type="string">
            <text:p text:style-name="P18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164">Underwriting submission date</text:p>
          </table:table-cell>
          <table:table-cell table:style-name="Tableau12.F2" office:value-type="string">
            <text:p text:style-name="P20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43">Option</text:p>
          </table:table-cell>
          <table:table-cell table:style-name="Tableau12.F2" table:number-columns-spanned="5" office:value-type="string">
            <text:p text:style-name="P143">Option underwriting decis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8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8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53"><text:bookmark-start text:name="__DdeLink__8329_187081644"/><text:bookmark-start text:name="__DdeLink__4411_187081644"/><text:bookmark-start text:name="__DdeLink__1341_187081644"/><text:placeholder text:placeholder-type="text">&lt;underwritingdata.option.rec_name&gt;</text:placeholder><text:bookmark-end text:name="__DdeLink__8329_187081644"/><text:bookmark-end text:name="__DdeLink__4411_187081644"/><text:bookmark-end text:name="__DdeLink__1341_187081644"/></text:p>
          </table:table-cell>
          <table:table-cell table:style-name="Tableau12.B6" table:number-columns-spanned="5" office:value-type="string">
            <text:p text:style-name="P53"><text:bookmark-start text:name="__DdeLink__2489_187081644"/><text:bookmark-start text:name="__DdeLink__2485_187081644"/><text:placeholder text:placeholder-type="text">&lt;underwritingdata.decision.rec_name&gt;</text:placeholder><text:bookmark-end text:name="__DdeLink__2489_187081644"/><text:bookmark-end text:name="__DdeLink__2485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8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8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90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21">Subscriber decision</text:p>
          </table:table-cell>
          <table:table-cell table:style-name="Tableau12.B10" table:number-columns-spanned="5" office:value-type="string">
            <text:p text:style-name="P19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21">Subscriber decision date</text:p>
          </table:table-cell>
          <table:table-cell table:style-name="Tableau12.B11" table:number-columns-spanned="5" office:value-type="string">
            <text:p text:style-name="P19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0"><text:placeholder text:placeholder-type="text">&lt;/if&gt;</text:placeholder></text:p>
      <text:p text:style-name="P113"><text:placeholder text:placeholder-type="text">&lt;choose&gt;</text:placeholder></text:p>
      <text:p text:style-name="P113"><text:placeholder text:placeholder-type="text">&lt;when test="len(getattr(contract,'document_request_lines',[]))&gt;0"&gt;</text:placeholder></text:p>
      <text:p text:style-name="P11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80"><text:span text:style-name="T22">D</text:span>ocuments <text:span text:style-name="T22">:</text:span></text:p>
          </table:table-cell>
          <table:covered-table-cell/>
          <table:table-cell table:style-name="Tableau11.A1" table:number-columns-spanned="3" office:value-type="string">
            <text:p text:style-name="P169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91">Document</text:p>
          </table:table-cell>
          <table:table-cell table:style-name="Tableau11.D2" table:number-columns-spanned="2" office:value-type="string">
            <text:p text:style-name="P92">Satus</text:p>
          </table:table-cell>
          <table:covered-table-cell/>
          <table:table-cell table:style-name="Tableau11.D2" office:value-type="string">
            <text:p text:style-name="P92">Reception date</text:p>
          </table:table-cell>
          <table:table-cell table:style-name="Tableau11.E2" office:value-type="string">
            <text:p text:style-name="P91">Valid<text:span text:style-name="T25">ity</text:span></text:p>
          </table:table-cell>
        </table:table-row>
        <table:table-row>
          <table:table-cell table:style-name="Tableau11.A3" table:number-columns-spanned="5" office:value-type="string">
            <text:p text:style-name="P69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69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69"><text:placeholder text:placeholder-type="text">&lt;if test="docrequis.received"&gt;</text:placeholder> <text:span text:style-name="T25">Received</text:span><text:placeholder text:placeholder-type="text">&lt;/if&gt;</text:placeholder></text:p>
            <text:p text:style-name="P71"><text:placeholder text:placeholder-type="text">&lt;if test="not docrequis.received"&gt;</text:placeholder> <text:span text:style-name="T25">not received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69"><text:placeholder text:placeholder-type="text">&lt;if test="docrequis.received"&gt;</text:placeholder> <text:s/></text:p>
            <text:p text:style-name="P69"><text:placeholder text:placeholder-type="text">&lt;format_date(docrequis.reception_date, Party.lang)&gt;</text:placeholder></text:p>
            <text:p text:style-name="P69"><text:placeholder text:placeholder-type="text">&lt;/if&gt;</text:placeholder></text:p>
          </table:table-cell>
          <table:table-cell table:style-name="Tableau11.E4" office:value-type="string">
            <text:p text:style-name="P79"><text:placeholder text:placeholder-type="text">&lt;if test="getattr(docrequis,'attachment',None)"&gt;</text:placeholder> <text:s/></text:p>
            <text:p text:style-name="P79"><text:placeholder text:placeholder-type="text">&lt;docrequis.attachment.status&gt;</text:placeholder></text:p>
            <text:p text:style-name="P79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69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9"><text:placeholder text:placeholder-type="text">&lt;/when&gt;</text:placeholder></text:p>
      <text:p text:style-name="P69"><text:placeholder text:placeholder-type="text">&lt;/choose&gt;</text:placeholder></text:p>
      <text:p text:style-name="P1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9" style:family="table">
      <style:table-properties style:width="25.7cm" table:align="margins"/>
    </style:style>
    <style:style style:name="Tableau9.A" style:family="table-column">
      <style:table-column-properties style:column-width="5.953cm" style:rel-column-width="15180*"/>
    </style:style>
    <style:style style:name="Tableau9.B" style:family="table-column">
      <style:table-column-properties style:column-width="14.314cm" style:rel-column-width="36500*"/>
    </style:style>
    <style:style style:name="Tableau9.C" style:family="table-column">
      <style:table-column-properties style:column-width="5.433cm" style:rel-column-width="13855*"/>
    </style:style>
    <style:style style:name="Tableau9.A1" style:family="table-cell">
      <style:table-cell-properties style:vertical-align="middle" fo:padding="0.097cm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size="8pt" fo:font-weight="normal" officeooo:rsid="034d9f7b" style:font-size-asian="8pt" style:font-weight-asian="normal" style:font-size-complex="8pt" style:font-weight-complex="normal"/>
    </style:style>
    <style:style style:name="MT2" style:family="text">
      <style:text-properties fo:font-size="8pt" fo:font-weight="normal" style:font-size-asian="8pt" style:font-weight-asian="normal" style:font-size-complex="8pt" style:font-weight-complex="normal"/>
    </style:style>
    <style:style style:name="MT3" style:family="text">
      <style:text-properties officeooo:rsid="034d2de2"/>
    </style:style>
    <style:style style:name="MT4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5" style:family="text">
      <style:text-properties officeooo:rsid="016a9d57"/>
    </style:style>
    <style:style style:name="MT6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29.7cm" fo:page-height="21.001cm" style:num-format="1" style:print-orientation="landscape" fo:margin-top="1.06cm" fo:margin-bottom="1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0.499cm" fo:border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Project number :</text:span><text:span text:style-name="MT2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<text:span text:style-name="MT3">Contract number</text:span>: <text:span text:style-name="MT4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5">Brouillard - Page </text:span><text:span text:style-name="MT5"><text:page-number text:select-page="current">9</text:page-number></text:span><text:span text:style-name="MT5"> sur </text:span><text:span text:style-name="MT5"><text:page-count>9</text:page-count></text:span></text:p>
            </table:table-cell>
            <table:table-cell table:style-name="Tableau9.A1" office:value-type="string">
              <text:p text:style-name="MP7"><text:span text:style-name="MT3">Status : </text:span><text:span text:style-name="MT6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7-09-28T13:52:29.627285405</dc:date>
    <meta:editing-duration>P4DT15H40M7S</meta:editing-duration>
    <meta:editing-cycles>762</meta:editing-cycles>
    <meta:generator>LibreOffice/5.1.6.2$Linux_X86_64 LibreOffice_project/10m0$Build-2</meta:generator>
    <meta:print-date>2014-06-02T11:44:12.612000000</meta:print-date>
    <meta:document-statistic meta:table-count="15" meta:image-count="0" meta:object-count="0" meta:page-count="9" meta:paragraph-count="341" meta:word-count="732" meta:character-count="10987" meta:non-whitespace-character-count="10584"/>
  </office:meta>
</office:document-meta>
</file>